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45833333333333in"/>
    </style:style>
    <style:style style:name="co2" style:family="table-column">
      <style:table-column-properties fo:break-before="auto" style:column-width="1.08333333333333in"/>
    </style:style>
    <style:style style:name="co3" style:family="table-column">
      <style:table-column-properties fo:break-before="auto" style:column-width="0.927083333333333in"/>
    </style:style>
    <style:style style:name="co4" style:family="table-column">
      <style:table-column-properties fo:break-before="auto" style:column-width="0.822916666666667in"/>
    </style:style>
    <style:style style:name="co5" style:family="table-column">
      <style:table-column-properties fo:break-before="auto" style:column-width="0.895833333333333in"/>
    </style:style>
    <style:style style:name="co6" style:family="table-column">
      <style:table-column-properties fo:break-before="auto" style:column-width="0.885416666666667in"/>
    </style:style>
    <style:style style:name="co7" style:family="table-column">
      <style:table-column-properties fo:break-before="auto" style:column-width="0.958333333333333in"/>
    </style:style>
    <style:style style:name="co8" style:family="table-column">
      <style:table-column-properties fo:break-before="auto" style:column-width="0.84375in"/>
    </style:style>
    <style:style style:name="co9" style:family="table-column">
      <style:table-column-properties fo:break-before="auto" style:column-width="1.07291666666667in"/>
    </style:style>
    <style:style style:name="co10" style:family="table-column">
      <style:table-column-properties fo:break-before="auto" style:column-width="0.989583333333333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364583333333333in" fo:break-before="auto" style:use-optimal-row-height="true"/>
    </style:style>
    <style:style style:name="ro4" style:family="table-row">
      <style:table-row-properties style:row-height="0.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64" style:family="table-cell" style:parent-style-name="Default">
      <style:table-cell-properties fo:border-left="2.5pt solid #000000" fo:border-right="2.5pt solid #000000" fo:border-top="2.5pt solid #000000" fo:border-bottom="2.5pt solid #000000" fo:wrap-option="wrap" style:vertical-align="middle" fo:background-color="#FFD74C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left="2.5pt solid #000000" fo:border-right="2.5pt solid #000000" fo:border-top="2.5pt solid #000000" fo:border-bottom="2.5pt solid #000000" style:vertical-align="middle"/>
      <style:paragraph-properties/>
    </style:style>
    <style:style style:name="ce67" style:family="table-cell" style:parent-style-name="Default">
      <style:table-cell-properties fo:border-left="2.5pt solid #000000" fo:border-right="2.5pt solid #000000" fo:border-top="2.5pt solid #000000" fo:border-bottom="2.5pt solid #000000" fo:wrap-option="wrap" style:vertical-align="middle" fo:background-color="#F5CD53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177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177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3.5pt" style:font-size-asian="13.5pt" style:font-size-complex="13.5pt" fo:color="#000000" style:text-underline-style="none"/>
    </style:style>
    <style:style style:name="ce73" style:family="table-cell" style:parent-style-name="Default" style:data-style-name="N9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 style:data-style-name="N10">
      <style:table-cell-properties fo:border-left="2.5pt solid #000000" fo:border-right="2.5pt solid #000000" fo:border-top="2.5pt solid #000000" fo:border-bottom="2.5pt solid #000000" fo:wrap-option="wrap" style:vertical-align="middle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 style:data-style-name="N10">
      <style:table-cell-properties fo:border-left="2.5pt solid #000000" fo:border-right="2.5pt solid #000000" fo:border-top="2.5pt solid #000000" fo:border-bottom="2.5pt solid #000000" style:vertical-align="middle"/>
      <style:paragraph-properties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3.5pt" style:font-size-asian="13.5pt" style:font-size-complex="13.5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0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  <style:style style:name="T1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T1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T1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T1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T2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2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2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T2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3"/>
        <table:table-row table:number-rows-repeated="5"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64" office:value-type="string">
            <text:p>Codi</text:p>
          </table:table-cell>
          <table:table-cell table:style-name="ce64" office:value-type="string">
            <text:p>Article</text:p>
          </table:table-cell>
          <table:table-cell table:style-name="ce64" office:value-type="string">
            <text:p>Unitats</text:p>
          </table:table-cell>
          <table:table-cell table:style-name="ce64" office:value-type="string">
            <text:p>Preu Unitari</text:p>
          </table:table-cell>
          <table:table-cell table:style-name="ce64" office:value-type="string">
            <text:p>Subtotal</text:p>
          </table:table-cell>
          <table:table-cell table:style-name="ce64" office:value-type="string">
            <text:p>% Descompte</text:p>
          </table:table-cell>
          <table:table-cell table:style-name="ce64" office:value-type="string">
            <text:p>Total Descompte</text:p>
          </table:table-cell>
          <table:table-cell table:style-name="ce64" office:value-type="string">
            <text:p>% IVA</text:p>
          </table:table-cell>
          <table:table-cell table:style-name="ce64" office:value-type="string">
            <text:p>Total IVA</text:p>
          </table:table-cell>
          <table:table-cell table:style-name="ce64" office:value-type="string">
            <text:p>Total amb IVA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65" office:value-type="float" office:value="123456">
            <text:p>123456</text:p>
          </table:table-cell>
          <table:table-cell table:style-name="ce69" office:value-type="string">
            <text:p>Abric talla S</text:p>
          </table:table-cell>
          <table:table-cell table:style-name="ce65" office:value-type="float" office:value="2">
            <text:p>2</text:p>
          </table:table-cell>
          <table:table-cell table:style-name="ce70" office:value-type="float" office:value="14.99">
            <text:p>14.99 €</text:p>
          </table:table-cell>
          <table:table-cell table:style-name="ce70" table:formula="of:=[.F8]*[.G8]" office:value-type="float" office:value="29.98">
            <text:p>29.98 €</text:p>
          </table:table-cell>
          <table:table-cell table:style-name="ce73" office:value-type="percentage" office:value="0.05">
            <text:p>5%</text:p>
          </table:table-cell>
          <table:table-cell table:style-name="ce70" table:formula="of:=[.H8]*[.I8]" office:value-type="float" office:value="1.499">
            <text:p>1.50 €</text:p>
          </table:table-cell>
          <table:table-cell table:style-name="ce74" office:value-type="percentage" office:value="0.21">
            <text:p>21.00%</text:p>
          </table:table-cell>
          <table:table-cell table:style-name="ce70" table:formula="of:=([.H8]-[.J8])*[.K8]" office:value-type="float" office:value="5.98101">
            <text:p>5.98 €</text:p>
          </table:table-cell>
          <table:table-cell table:style-name="ce70" table:formula="of:=[.H8]-[.J8]+[.L8]" office:value-type="float" office:value="34.46201">
            <text:p>34.46 €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65" office:value-type="float" office:value="123654">
            <text:p>123654</text:p>
          </table:table-cell>
          <table:table-cell table:style-name="ce69" office:value-type="string">
            <text:p>Sabates talla 36</text:p>
          </table:table-cell>
          <table:table-cell table:style-name="ce65" office:value-type="float" office:value="1">
            <text:p>1</text:p>
          </table:table-cell>
          <table:table-cell table:style-name="ce70" office:value-type="float" office:value="29.15">
            <text:p>29.15 €</text:p>
          </table:table-cell>
          <table:table-cell table:style-name="ce70" table:formula="of:=[.F9]*[.G9]" office:value-type="float" office:value="29.15">
            <text:p>29.15 €</text:p>
          </table:table-cell>
          <table:table-cell table:style-name="ce74" office:value-type="percentage" office:value="0.03">
            <text:p>3.00%</text:p>
          </table:table-cell>
          <table:table-cell table:style-name="ce70" table:formula="of:=[.H9]*[.I9]" office:value-type="float" office:value="0.8745">
            <text:p>0.87 €</text:p>
          </table:table-cell>
          <table:table-cell table:style-name="ce74" office:value-type="percentage" office:value="0.21">
            <text:p>21.00%</text:p>
          </table:table-cell>
          <table:table-cell table:style-name="ce70" table:formula="of:=([.H9]-[.J9])*[.K9]" office:value-type="float" office:value="5.937855">
            <text:p>5.94 €</text:p>
          </table:table-cell>
          <table:table-cell table:style-name="ce70" table:formula="of:=[.H9]-[.J9]+[.L9]" office:value-type="float" office:value="34.213355">
            <text:p>34.21 €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65" office:value-type="float" office:value="213423">
            <text:p>213423</text:p>
          </table:table-cell>
          <table:table-cell table:style-name="ce69" office:value-type="string">
            <text:p>Llibre de text</text:p>
          </table:table-cell>
          <table:table-cell table:style-name="ce65" office:value-type="float" office:value="3">
            <text:p>3</text:p>
          </table:table-cell>
          <table:table-cell table:style-name="ce70" office:value-type="float" office:value="25.66">
            <text:p>25.66 €</text:p>
          </table:table-cell>
          <table:table-cell table:style-name="ce70" table:formula="of:=[.F10]*[.G10]" office:value-type="float" office:value="76.98">
            <text:p>76.98 €</text:p>
          </table:table-cell>
          <table:table-cell table:style-name="ce74" office:value-type="percentage" office:value="0.1">
            <text:p>10.00%</text:p>
          </table:table-cell>
          <table:table-cell table:style-name="ce70" table:formula="of:=[.H10]*[.I10]" office:value-type="float" office:value="7.698">
            <text:p>7.70 €</text:p>
          </table:table-cell>
          <table:table-cell table:style-name="ce74" office:value-type="percentage" office:value="0.1">
            <text:p>10.00%</text:p>
          </table:table-cell>
          <table:table-cell table:style-name="ce70" table:formula="of:=([.H10]-[.J10])*[.K10]" office:value-type="float" office:value="6.9282">
            <text:p>6.93 €</text:p>
          </table:table-cell>
          <table:table-cell table:style-name="ce70" table:formula="of:=[.H10]-[.J10]+[.L10]" office:value-type="float" office:value="76.2102">
            <text:p>76.21 €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65" office:value-type="float" office:value="346534">
            <text:p>346534</text:p>
          </table:table-cell>
          <table:table-cell table:style-name="ce69" office:value-type="string">
            <text:p>Patates</text:p>
          </table:table-cell>
          <table:table-cell table:style-name="ce65" office:value-type="float" office:value="5">
            <text:p>5</text:p>
          </table:table-cell>
          <table:table-cell table:style-name="ce70" office:value-type="float" office:value="0.85">
            <text:p>0.85 €</text:p>
          </table:table-cell>
          <table:table-cell table:style-name="ce70" table:formula="of:=[.F11]*[.G11]" office:value-type="float" office:value="4.25">
            <text:p>4.25 €</text:p>
          </table:table-cell>
          <table:table-cell table:style-name="ce66"/>
          <table:table-cell table:style-name="ce70" table:formula="of:=[.H11]*[.I11]" office:value-type="float" office:value="0">
            <text:p>0.00 €</text:p>
          </table:table-cell>
          <table:table-cell table:style-name="ce74" office:value-type="percentage" office:value="0.04">
            <text:p>4.00%</text:p>
          </table:table-cell>
          <table:table-cell table:style-name="ce70" table:formula="of:=([.H11]-[.J11])*[.K11]" office:value-type="float" office:value="0.17">
            <text:p>0.17 €</text:p>
          </table:table-cell>
          <table:table-cell table:style-name="ce70" table:formula="of:=[.H11]-[.J11]+[.L11]" office:value-type="float" office:value="4.42">
            <text:p>4.42 €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number-columns-repeated="4" table:style-name="ce66"/>
          <table:table-cell table:style-name="ce70" table:formula="of:=[.F12]*[.G12]" office:value-type="float" office:value="0">
            <text:p>0.00 €</text:p>
          </table:table-cell>
          <table:table-cell table:style-name="ce66"/>
          <table:table-cell table:style-name="ce70" table:formula="of:=[.H12]*[.I12]" office:value-type="float" office:value="0">
            <text:p>0.00 €</text:p>
          </table:table-cell>
          <table:table-cell table:style-name="ce75"/>
          <table:table-cell table:style-name="ce70" table:formula="of:=([.H12]-[.J12])*[.K12]" office:value-type="float" office:value="0">
            <text:p>0.00 €</text:p>
          </table:table-cell>
          <table:table-cell table:style-name="ce70" table:formula="of:=[.H12]-[.J12]+[.L12]" office:value-type="float" office:value="0">
            <text:p>0.00 €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number-columns-repeated="4" table:style-name="ce66"/>
          <table:table-cell table:style-name="ce70" table:formula="of:=[.F13]*[.G13]" office:value-type="float" office:value="0">
            <text:p>0.00 €</text:p>
          </table:table-cell>
          <table:table-cell table:style-name="ce66"/>
          <table:table-cell table:style-name="ce70" table:formula="of:=[.H13]*[.I13]" office:value-type="float" office:value="0">
            <text:p>0.00 €</text:p>
          </table:table-cell>
          <table:table-cell table:style-name="ce75"/>
          <table:table-cell table:style-name="ce70" table:formula="of:=([.H13]-[.J13])*[.K13]" office:value-type="float" office:value="0">
            <text:p>0.00 €</text:p>
          </table:table-cell>
          <table:table-cell table:style-name="ce70" table:formula="of:=[.H13]-[.J13]+[.L13]" office:value-type="float" office:value="0">
            <text:p>0.00 €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number-columns-repeated="4" table:style-name="ce66"/>
          <table:table-cell table:style-name="ce70" table:formula="of:=[.F14]*[.G14]" office:value-type="float" office:value="0">
            <text:p>0.00 €</text:p>
          </table:table-cell>
          <table:table-cell table:style-name="ce66"/>
          <table:table-cell table:style-name="ce70" table:formula="of:=[.H14]*[.I14]" office:value-type="float" office:value="0">
            <text:p>0.00 €</text:p>
          </table:table-cell>
          <table:table-cell table:style-name="ce75"/>
          <table:table-cell table:style-name="ce70" table:formula="of:=([.H14]-[.J14])*[.K14]" office:value-type="float" office:value="0">
            <text:p>0.00 €</text:p>
          </table:table-cell>
          <table:table-cell table:style-name="ce70" table:formula="of:=[.H14]-[.J14]+[.L14]" office:value-type="float" office:value="0">
            <text:p>0.00 €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number-columns-repeated="4" table:style-name="ce66"/>
          <table:table-cell table:style-name="ce70" table:formula="of:=[.F15]*[.G15]" office:value-type="float" office:value="0">
            <text:p>0.00 €</text:p>
          </table:table-cell>
          <table:table-cell table:style-name="ce66"/>
          <table:table-cell table:style-name="ce70" table:formula="of:=[.H15]*[.I15]" office:value-type="float" office:value="0">
            <text:p>0.00 €</text:p>
          </table:table-cell>
          <table:table-cell table:style-name="ce75"/>
          <table:table-cell table:style-name="ce70" table:formula="of:=([.H15]-[.J15])*[.K15]" office:value-type="float" office:value="0">
            <text:p>0.00 €</text:p>
          </table:table-cell>
          <table:table-cell table:style-name="ce70" table:formula="of:=[.H15]-[.J15]+[.L15]" office:value-type="float" office:value="0">
            <text:p>0.00 €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number-columns-repeated="4" table:style-name="ce66"/>
          <table:table-cell table:style-name="ce70" table:formula="of:=[.F16]*[.G16]" office:value-type="float" office:value="0">
            <text:p>0.00 €</text:p>
          </table:table-cell>
          <table:table-cell table:style-name="ce66"/>
          <table:table-cell table:style-name="ce70" table:formula="of:=[.H16]*[.I16]" office:value-type="float" office:value="0">
            <text:p>0.00 €</text:p>
          </table:table-cell>
          <table:table-cell table:style-name="ce75"/>
          <table:table-cell table:style-name="ce70" table:formula="of:=([.H16]-[.J16])*[.K16]" office:value-type="float" office:value="0">
            <text:p>0.00 €</text:p>
          </table:table-cell>
          <table:table-cell table:style-name="ce70" table:formula="of:=[.H16]-[.J16]+[.L16]" office:value-type="float" office:value="0">
            <text:p>0.00 €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number-columns-repeated="4" table:style-name="ce66"/>
          <table:table-cell table:style-name="ce70" table:formula="of:=[.F17]*[.G17]" office:value-type="float" office:value="0">
            <text:p>0.00 €</text:p>
          </table:table-cell>
          <table:table-cell table:style-name="ce66"/>
          <table:table-cell table:style-name="ce70" table:formula="of:=[.H17]*[.I17]" office:value-type="float" office:value="0">
            <text:p>0.00 €</text:p>
          </table:table-cell>
          <table:table-cell table:style-name="ce75"/>
          <table:table-cell table:style-name="ce70" table:formula="of:=([.H17]-[.J17])*[.K17]" office:value-type="float" office:value="0">
            <text:p>0.00 €</text:p>
          </table:table-cell>
          <table:table-cell table:style-name="ce70" table:formula="of:=[.H17]-[.J17]+[.L17]" office:value-type="float" office:value="0">
            <text:p>0.00 €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number-columns-spanned="2" table:number-rows-spanned="1" table:style-name="ce67" office:value-type="string">
            <text:p>Import Brut</text:p>
          </table:table-cell>
          <table:covered-table-cell table:style-name="ce67"/>
          <table:table-cell table:number-columns-spanned="2" table:number-rows-spanned="1" table:style-name="ce67" office:value-type="string">
            <text:p>Total descomptes</text:p>
          </table:table-cell>
          <table:covered-table-cell table:style-name="ce67"/>
          <table:table-cell table:number-columns-spanned="2" table:number-rows-spanned="1" table:style-name="ce67" office:value-type="string">
            <text:p>Tipus IVA</text:p>
          </table:table-cell>
          <table:covered-table-cell table:style-name="ce67"/>
          <table:table-cell table:number-columns-spanned="2" table:number-rows-spanned="1" table:style-name="ce67" office:value-type="string">
            <text:p>Base Imponible</text:p>
          </table:table-cell>
          <table:covered-table-cell table:style-name="ce67"/>
          <table:table-cell table:number-columns-spanned="2" table:number-rows-spanned="1" table:style-name="ce67" office:value-type="string">
            <text:p>Import IVA</text:p>
          </table:table-cell>
          <table:covered-table-cell table:style-name="ce67"/>
          <table:table-cell table:number-columns-repeated="1011"/>
        </table:table-row>
        <table:table-row table:style-name="ro2">
          <table:table-cell table:number-columns-repeated="3"/>
          <table:table-cell table:number-columns-spanned="2" table:number-rows-spanned="3" table:style-name="ce68" table:formula="of:=SUM([.H8:.H17])" office:value-type="float" office:value="140.36">
            <text:p>140.36</text:p>
          </table:table-cell>
          <table:covered-table-cell table:style-name="ce68"/>
          <table:table-cell table:number-columns-spanned="2" table:number-rows-spanned="3" table:style-name="ce71" table:formula="of:=SUM([.J8:.J17])" office:value-type="float" office:value="10.0715">
            <text:p>10.07 €</text:p>
          </table:table-cell>
          <table:covered-table-cell table:style-name="ce71"/>
          <table:table-cell table:number-columns-spanned="2" table:number-rows-spanned="1" table:style-name="ce68" office:value-type="string">
            <text:p>4,00 %</text:p>
          </table:table-cell>
          <table:covered-table-cell table:style-name="ce68"/>
          <table:table-cell table:number-columns-spanned="2" table:number-rows-spanned="1" table:style-name="ce71" office:value-type="float" office:value="4.25">
            <text:p>4.25 €</text:p>
          </table:table-cell>
          <table:covered-table-cell table:style-name="ce71"/>
          <table:table-cell table:number-columns-spanned="2" table:number-rows-spanned="1" table:style-name="ce68" office:value-type="string">
            <text:p>0,17 €</text:p>
          </table:table-cell>
          <table:covered-table-cell table:style-name="ce68"/>
          <table:table-cell table:number-columns-repeated="1011"/>
        </table:table-row>
        <table:table-row table:style-name="ro2">
          <table:table-cell table:number-columns-repeated="3"/>
          <table:covered-table-cell table:number-columns-repeated="2" table:style-name="ce68"/>
          <table:covered-table-cell table:number-columns-repeated="2" table:style-name="ce71"/>
          <table:table-cell table:number-columns-spanned="2" table:number-rows-spanned="1" table:style-name="ce68" office:value-type="string">
            <text:p>10,00 %</text:p>
          </table:table-cell>
          <table:covered-table-cell table:style-name="ce68"/>
          <table:table-cell table:number-columns-spanned="2" table:number-rows-spanned="1" table:style-name="ce71" office:value-type="float" office:value="69.28">
            <text:p>69.28 €</text:p>
          </table:table-cell>
          <table:covered-table-cell table:style-name="ce71"/>
          <table:table-cell table:number-columns-spanned="2" table:number-rows-spanned="1" table:style-name="ce68" office:value-type="string">
            <text:p>6.93€</text:p>
          </table:table-cell>
          <table:covered-table-cell table:style-name="ce68"/>
          <table:table-cell table:number-columns-repeated="1011"/>
        </table:table-row>
        <table:table-row table:style-name="ro2">
          <table:table-cell table:number-columns-repeated="3"/>
          <table:covered-table-cell table:number-columns-repeated="2" table:style-name="ce68"/>
          <table:covered-table-cell table:number-columns-repeated="2" table:style-name="ce71"/>
          <table:table-cell table:number-columns-spanned="2" table:number-rows-spanned="1" table:style-name="ce68" office:value-type="string">
            <text:p>21,00 %</text:p>
          </table:table-cell>
          <table:covered-table-cell table:style-name="ce68"/>
          <table:table-cell table:number-columns-spanned="2" table:number-rows-spanned="1" table:style-name="ce71" office:value-type="float" office:value="56.76">
            <text:p>56.76 €</text:p>
          </table:table-cell>
          <table:covered-table-cell table:style-name="ce71"/>
          <table:table-cell table:number-columns-spanned="2" table:number-rows-spanned="1" table:style-name="ce68" office:value-type="string">
            <text:p>11.92€</text:p>
          </table:table-cell>
          <table:covered-table-cell table:style-name="ce68"/>
          <table:table-cell table:number-columns-repeated="1011"/>
        </table:table-row>
        <table:table-row table:style-name="ro1">
          <table:table-cell table:number-columns-repeated="3"/>
          <table:table-cell table:number-columns-spanned="4" table:number-rows-spanned="4" table:style-name="ce69" office:value-type="string">
            <text:p>Forma de pagament</text:p>
          </table:table-cell>
          <table:covered-table-cell table:number-columns-repeated="3" table:style-name="ce69"/>
          <table:table-cell table:number-columns-spanned="4" table:number-rows-spanned="4" table:style-name="ce72" office:value-type="string">
            <text:p>TOTAL FACTURA</text:p>
          </table:table-cell>
          <table:covered-table-cell table:number-columns-repeated="3" table:style-name="ce72"/>
          <table:table-cell table:number-columns-spanned="2" table:number-rows-spanned="4" table:style-name="ce71" table:formula="of:=SUM([.M8:.M17])" office:value-type="float" office:value="149.305565">
            <text:p>149.31 €</text:p>
          </table:table-cell>
          <table:covered-table-cell table:style-name="ce71"/>
          <table:table-cell table:number-columns-repeated="1011"/>
        </table:table-row>
        <table:table-row table:style-name="ro1">
          <table:table-cell table:number-columns-repeated="3"/>
          <table:covered-table-cell table:number-columns-repeated="4" table:style-name="ce69"/>
          <table:covered-table-cell table:number-columns-repeated="4" table:style-name="ce72"/>
          <table:covered-table-cell table:number-columns-repeated="2" table:style-name="ce71"/>
          <table:table-cell table:number-columns-repeated="1011"/>
        </table:table-row>
        <table:table-row table:style-name="ro1">
          <table:table-cell table:number-columns-repeated="3"/>
          <table:covered-table-cell table:number-columns-repeated="4" table:style-name="ce69"/>
          <table:covered-table-cell table:number-columns-repeated="4" table:style-name="ce72"/>
          <table:covered-table-cell table:number-columns-repeated="2" table:style-name="ce71"/>
          <table:table-cell table:number-columns-repeated="1011"/>
        </table:table-row>
        <table:table-row table:style-name="ro1">
          <table:table-cell table:number-columns-repeated="3"/>
          <table:covered-table-cell table:number-columns-repeated="4" table:style-name="ce69"/>
          <table:covered-table-cell table:number-columns-repeated="4" table:style-name="ce72"/>
          <table:covered-table-cell table:number-columns-repeated="2" table:style-name="ce71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- </number:text>
      <number:number number:decimal-places="0" number:min-integer-digits="1" number:grouping="true"/>
      <number:text> </number:text>
    </number:number-style>
    <number:text-style style:name="N41P2" style:volatile="true">
      <number:text> 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- </number:text>
      <number:number number:min-integer-digits="1" number:grouping="true" number:decimal-places="2"/>
      <number:text> </number:text>
    </number:number-style>
    <number:text-style style:name="N43P2" style:volatile="true">
      <number:text> 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176P0" style:volatile="true">
      <number:text>  </number:text>
      <number:number number:decimal-places="0" number:min-integer-digits="1" number:grouping="true"/>
      <number:text> € </number:text>
    </number:number-style>
    <number:number-style style:name="N176P1" style:volatile="true">
      <number:text>- </number:text>
      <number:number number:decimal-places="0" number:min-integer-digits="1" number:grouping="true"/>
      <number:text> € </number:text>
    </number:number-style>
    <number:text-style style:name="N176P2" style:volatile="true">
      <number:text>  - € </number:text>
    </number:text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min-integer-digits="1" number:grouping="true" number:decimal-places="2"/>
      <number:text> €</number:text>
    </number:number-style>
    <number:number-style style:name="N177">
      <number:text>-</number:text>
      <number:number number:min-integer-digits="1" number:grouping="true" number:decimal-places="2"/>
      <number:text> €</number:text>
      <style:map style:condition="value()&gt;=0" style:apply-style-name="N177P0"/>
    </number:number-style>
    <number:number-style style:name="N178P0" style:volatile="true">
      <number:text>  </number:text>
      <number:number number:min-integer-digits="1" number:grouping="true" number:decimal-places="2"/>
      <number:text> € </number:text>
    </number:number-style>
    <number:number-style style:name="N178P1" style:volatile="true">
      <number:text>- </number:text>
      <number:number number:min-integer-digits="1" number:grouping="true" number:decimal-places="2"/>
      <number:text> € </number:text>
    </number:number-style>
    <number:text-style style:name="N178P2" style:volatile="true">
      <number:text>  - € </number:text>
    </number:text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style:style style:name="Default" style:family="table-cell" style:data-style-name="N0">
      <style:table-cell-properties fo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>
      <style:table-cell-properties style:vertical-align="bottom"/>
      <style:paragraph-properties/>
    </style:style>
    <style:style style:name="Currency" style:family="table-cell" style:data-style-name="N178">
      <style:table-cell-properties style:vertical-align="bottom"/>
      <style:paragraph-properties/>
    </style:style>
    <style:style style:name="Currency [0]" style:family="table-cell" style:data-style-name="N176">
      <style:table-cell-properties style:vertical-align="bottom"/>
      <style:paragraph-properties/>
    </style:style>
    <style:style style:name="Comma" style:family="table-cell" style:data-style-name="N43">
      <style:table-cell-properties style:vertical-align="bottom"/>
      <style:paragraph-properties/>
    </style:style>
    <style:style style:name="Comma [0]" style:family="table-cell" style:data-style-name="N41">
      <style:table-cell-properties style:vertical-align="bottom"/>
      <style:paragraph-properties/>
    </style:style>
    <style:style style:name="60% - Accent6" style:family="table-cell">
      <style:table-cell-properties style:vertical-align="bottom" fo:background-color="#A9D18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6" style:family="table-cell">
      <style:table-cell-properties style:vertical-align="bottom" fo:background-color="#C5E0B4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5" style:family="table-cell">
      <style:table-cell-properties style:vertical-align="bottom" fo:background-color="#8FAAD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6" style:family="table-cell">
      <style:table-cell-properties style:vertical-align="bottom" fo:background-color="#70AD47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5" style:family="table-cell">
      <style:table-cell-properties style:vertical-align="bottom" fo:background-color="#B4C7E7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Accent5" style:family="table-cell">
      <style:table-cell-properties style:vertical-align="bottom" fo:background-color="#DAE3F3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4" style:family="table-cell">
      <style:table-cell-properties style:vertical-align="bottom" fo:background-color="#FFD96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5" style:family="table-cell">
      <style:table-cell-properties style:vertical-align="bottom" fo:background-color="#4472C4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4" style:family="table-cell">
      <style:table-cell-properties style:vertical-align="bottom" fo:background-color="#FFE69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4" style:family="table-cell">
      <style:table-cell-properties style:vertical-align="bottom" fo:background-color="#FFC0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Linked Cell" style:family="table-cell">
      <style:table-cell-properties fo:border-bottom="3.0pt double #FF8001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40% - Accent3" style:family="table-cell">
      <style:table-cell-properties style:vertical-align="bottom" fo:background-color="#DBDBDB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2" style:family="table-cell">
      <style:table-cell-properties style:vertical-align="bottom" fo:background-color="#F4B183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3" style:family="table-cell">
      <style:table-cell-properties style:vertical-align="bottom" fo:background-color="#A5A5A5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2" style:family="table-cell">
      <style:table-cell-properties style:vertical-align="bottom" fo:background-color="#F8CBA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Accent2" style:family="table-cell">
      <style:table-cell-properties style:vertical-align="bottom" fo:background-color="#FBE5D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2" style:family="table-cell">
      <style:table-cell-properties style:vertical-align="bottom" fo:background-color="#ED7D31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1" style:family="table-cell">
      <style:table-cell-properties style:vertical-align="bottom" fo:background-color="#BDD7E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Accent1" style:family="table-cell">
      <style:table-cell-properties style:vertical-align="bottom" fo:background-color="#DEEBF7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1" style:family="table-cell">
      <style:table-cell-properties style:vertical-align="bottom" fo:background-color="#5B9BD5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Neutral" style:family="table-cell">
      <style:table-cell-properties style:vertical-align="bottom" fo:background-color="#FFEB9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60% - Accent1" style:family="table-cell">
      <style:table-cell-properties style:vertical-align="bottom" fo:background-color="#9DC3E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Bad" style:family="table-cell">
      <style:table-cell-properties style:vertical-align="bottom" fo:background-color="#FFC7C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20% - Accent4" style:family="table-cell">
      <style:table-cell-properties style:vertical-align="bottom" fo:background-color="#FFF2C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otal" style:family="table-cell">
      <style:table-cell-properties fo:border-top="1.0pt solid #5B9BD5" fo:border-bottom="3.0pt double #5B9BD5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Output" style:family="table-cell">
      <style:table-cell-properties fo:border-left="1.0pt solid #3F3F3F" fo:border-right="1.0pt solid #3F3F3F" fo:border-top="1.0pt solid #3F3F3F" fo:border-bottom="1.0pt solid #3F3F3F" style:vertical-align="bottom" fo:background-color="#F2F2F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20% - Accent3" style:family="table-cell">
      <style:table-cell-properties style:vertical-align="bottom" fo:background-color="#EDED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Note" style:family="table-cell">
      <style:table-cell-properties fo:border-left="1.0pt solid #B2B2B2" fo:border-right="1.0pt solid #B2B2B2" fo:border-top="1.0pt solid #B2B2B2" fo:border-bottom="1.0pt solid #B2B2B2" style:vertical-align="bottom" fo:background-color="#FFFFCC"/>
      <style:paragraph-properties/>
    </style:style>
    <style:style style:name="Input" style:family="table-cell">
      <style:table-cell-properties fo:border-left="1.0pt solid #7F7F7F" fo:border-right="1.0pt solid #7F7F7F" fo:border-top="1.0pt solid #7F7F7F" fo:border-bottom="1.0pt solid #7F7F7F" style:vertical-align="bottom" fo:background-color="#FFCC9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Heading 4" style:family="table-cell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Calculation" style:family="table-cell">
      <style:table-cell-properties fo:border-left="1.0pt solid #7F7F7F" fo:border-right="1.0pt solid #7F7F7F" fo:border-top="1.0pt solid #7F7F7F" fo:border-bottom="1.0pt solid #7F7F7F" style:vertical-align="bottom" fo:background-color="#F2F2F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Good" style:family="table-cell">
      <style:table-cell-properties style:vertical-align="bottom" fo:background-color="#C6EFC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Heading 3" style:family="table-cell">
      <style:table-cell-properties fo:border-bottom="2.5pt solid #ADCDEA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CExplanatory Text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Heading 1" style:family="table-cell">
      <style:table-cell-properties fo:border-bottom="2.5pt solid #5B9BD5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20% - Accent6" style:family="table-cell">
      <style:table-cell-properties style:vertical-align="bottom" fo:background-color="#E2F0D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itle" style:family="table-cell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Warning Text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Followed Hyperlink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  <style:style style:name="Heading 2" style:family="table-cell">
      <style:table-cell-properties fo:border-bottom="2.5pt solid #5B9BD5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Check Cell" style:family="table-cell">
      <style:table-cell-properties fo:border-left="3.0pt double #3F3F3F" fo:border-right="3.0pt double #3F3F3F" fo:border-top="3.0pt double #3F3F3F" fo:border-bottom="3.0pt double #3F3F3F" style:vertical-align="bottom" fo:background-color="#A5A5A5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Accent3" style:family="table-cell">
      <style:table-cell-properties style:vertical-align="bottom" fo:background-color="#C9C9C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Hyperlink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Zamzar</meta:generator>
    <meta:initial-creator>cicles</meta:initial-creator>
    <meta:creation-date>2025-02-08T16:28:41Z</meta:creation-date>
    <dc:date>2025-02-08T16:42:40Z</dc:date>
    <meta:user-defined meta:name="ICV"/>
    <meta:user-defined meta:name="KSOProductBuildVer">1033-11.1.0.11719</meta:user-defined>
  </office:meta>
</office:document-meta>
</file>